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rd" style:family="paragraph">
      <style:text-properties fo:font-size="18pt" style:font-size-asian="18pt" style:font-size-complex="18pt"/>
    </style:style>
    <style:style style:name="P3" style:parent-style-name="Standard" style:family="paragraph">
      <style:text-properties fo:font-size="11pt" style:font-size-asian="11pt" style:font-size-complex="11pt"/>
    </style:style>
    <style:style style:name="T4" style:parent-style-name="Tipodeletrapredefinidodoparágrafo" style:family="text">
      <style:text-properties fo:font-size="11pt" style:font-size-asian="11pt" style:font-size-complex="11pt"/>
    </style:style>
    <style:style style:name="T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6" style:parent-style-name="Tipodeletrapredefinidodoparágrafo" style:family="text">
      <style:text-properties fo:font-size="11pt" style:font-size-asian="11pt" style:font-size-complex="11pt"/>
    </style:style>
    <style:style style:name="T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" style:parent-style-name="Tipodeletrapredefinidodoparágrafo" style:family="text">
      <style:text-properties fo:font-size="11pt" style:font-size-asian="11pt" style:font-size-complex="11pt"/>
    </style:style>
    <style:style style:name="T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0" style:parent-style-name="Tipodeletrapredefinidodoparágrafo" style:family="text">
      <style:text-properties fo:font-size="11pt" style:font-size-asian="11pt" style:font-size-complex="11pt"/>
    </style:style>
    <style:style style:name="T1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2" style:parent-style-name="Tipodeletrapredefinidodoparágrafo" style:family="text">
      <style:text-properties fo:font-size="11pt" style:font-size-asian="11pt" style:font-size-complex="11pt"/>
    </style:style>
    <style:style style:name="T1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Tipodeletrapredefinidodoparágrafo" style:family="text">
      <style:text-properties fo:font-size="11pt" style:font-size-asian="11pt" style:font-size-complex="11pt"/>
    </style:style>
    <style:style style:name="T1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Tipodeletrapredefinidodoparágrafo" style:family="text">
      <style:text-properties fo:font-size="11pt" style:font-size-asian="11pt" style:font-size-complex="11pt"/>
    </style:style>
    <style:style style:name="T1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8" style:parent-style-name="Tipodeletrapredefinidodoparágrafo" style:family="text">
      <style:text-properties fo:font-size="11pt" style:font-size-asian="11pt" style:font-size-complex="11pt"/>
    </style:style>
    <style:style style:name="T19" style:parent-style-name="Tipodeletrapredefinidodoparágrafo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Violações da BCNF</text:p>
      <text:p text:style-name="P2"/>
      <text:p text:style-name="P3"><text:tab/>Para identificar violações da Boyce-Codd Normal Form checamos se no nosso modelo relacional existem depêndencias funcionais em quais, para cada depênecia não-trivial, o seu lado esquerdo é composto por atributos que não são superchave da relação.</text:p>
      <text:p text:style-name="Standard"><text:span text:style-name="T4"><text:tab/>O modelo proposto viola esta norma nas relações<text:s/></text:span><text:span text:style-name="T5">Pessoa, Cliente, Carro, Seguradora, Seguro, Plano de Aluguer e Extra.<text:s/></text:span><text:span text:style-name="T6">Em<text:s/></text:span><text:span text:style-name="T7">Pessoa</text:span><text:span text:style-name="T8"><text:s/>verifica-se, uma vez que, através de email podemos obter atributos como nome, dataNascimento, morada e telefone. O mesmo ocorre na relação<text:s/></text:span><text:span text:style-name="T9">Seguradora</text:span><text:span text:style-name="T10">, pois o atributo e-mail oferece acesso a morada e telefone. Além disto, ao analisarmos as relações<text:s/></text:span><text:span text:style-name="T11">Extra</text:span><text:span text:style-name="T12"><text:s/>e<text:s/></text:span><text:span text:style-name="T13">Plano de Aluguer</text:span><text:span text:style-name="T14"><text:s/>percebemos que ambas tem o atributo chamado nome, e por sua vez, este oferece acesso a outros atributos, sendo ele não pertencente a superchave. Já na relação<text:s/></text:span><text:span text:style-name="T15">Cliente</text:span><text:span text:style-name="T16">, o mesmo explicita-se quando temos o atributo idCarta que não é chave da relação, mas fornece acesso a outros atributos. Por fim, a relação<text:s/></text:span><text:span text:style-name="T17">Seguro</text:span><text:span text:style-name="T18"><text:s/>viola a norma similarmente, sendo que os atributos {tipo, descrição} dão acessos a atributos seguintes.</text:span></text:p>
      <text:p text:style-name="Standard"><text:span text:style-name="T19"><text:tab/>Relativamente às restantes relações propostas no modelo mencionado, não haverá quebra da Boyce-Codd Normal Form, na medida que em todas as suas DF’s o lado esquerdo é composto pela chave da rela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a</dc:creator>
    <meta:creation-date>2023-10-31T13:03:00Z</meta:creation-date>
    <dc:date>2023-11-11T14:35:00Z</dc:date>
    <meta:template xlink:href="Normal.dotm" xlink:type="simple"/>
    <meta:editing-cycles>2</meta:editing-cycles>
    <meta:editing-duration>PT60S</meta:editing-duration>
    <meta:document-statistic meta:page-count="1" meta:paragraph-count="2" meta:word-count="201" meta:character-count="1286" meta:row-count="9" meta:non-whitespace-character-count="1087"/>
  </office:meta>
</office:document-meta>
</file>